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17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18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19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20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21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22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24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25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26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27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28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32" style:family="paragraph" style:parent-style-name="Preformatted_20_Text">
      <style:paragraph-properties fo:margin-top="0in" fo:margin-bottom="0.1965in" loext:contextual-spacing="false"/>
    </style:style>
    <style:style style:name="P33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34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35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36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37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38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39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40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41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42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43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44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45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46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47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48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49" style:family="paragraph" style:parent-style-name="Text_20_body">
      <style:paragraph-properties fo:margin-top="0in" fo:margin-bottom="0.1965in" loext:contextual-spacing="false"/>
    </style:style>
    <style:style style:name="P50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51" style:family="paragraph" style:parent-style-name="Heading_20_2">
      <style:paragraph-properties fo:margin-top="0in" fo:margin-bottom="0.1965in" loext:contextual-spacing="false"/>
    </style:style>
    <style:style style:name="P52" style:family="paragraph" style:parent-style-name="Preformatted_20_Text">
      <style:text-properties officeooo:paragraph-rsid="00065c9f"/>
    </style:style>
    <style:style style:name="P53" style:family="paragraph" style:parent-style-name="Preformatted_20_Text">
      <style:text-properties officeooo:paragraph-rsid="002689ac"/>
    </style:style>
    <style:style style:name="P54" style:family="paragraph" style:parent-style-name="Text_20_body">
      <style:text-properties officeooo:paragraph-rsid="0069501a"/>
    </style:style>
    <style:style style:name="P55" style:family="paragraph" style:parent-style-name="Text_20_body">
      <style:text-properties officeooo:paragraph-rsid="006f2966"/>
    </style:style>
    <style:style style:name="P56" style:family="paragraph" style:parent-style-name="Text_20_body">
      <style:paragraph-properties fo:margin-top="0in" fo:margin-bottom="0in" loext:contextual-spacing="false"/>
    </style:style>
    <style:style style:name="P57" style:family="paragraph" style:parent-style-name="Text_20_body">
      <style:paragraph-properties fo:margin-top="0in" fo:margin-bottom="0in" loext:contextual-spacing="false"/>
      <style:text-properties fo:font-size="18pt"/>
    </style:style>
    <style:style style:name="P58" style:family="paragraph" style:parent-style-name="Heading_20_4">
      <style:paragraph-properties fo:margin-top="0in" fo:margin-bottom="0in" loext:contextual-spacing="false"/>
    </style:style>
    <style:style style:name="P59" style:family="paragraph" style:parent-style-name="Heading_20_2">
      <style:text-properties officeooo:paragraph-rsid="0069501a"/>
    </style:style>
    <style:style style:name="P60" style:family="paragraph" style:parent-style-name="Heading_20_4">
      <style:text-properties officeooo:paragraph-rsid="0069501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05573d" fo:background-color="#ffff00" loext:char-shading-value="0"/>
    </style:style>
    <style:style style:name="T16" style:family="text">
      <style:text-properties fo:color="#000000" fo:font-size="18pt" style:text-underline-style="none" officeooo:rsid="0051ccc0" fo:background-color="#ffff00" loext:char-shading-value="0"/>
    </style:style>
    <style:style style:name="T17" style:family="text">
      <style:text-properties fo:color="#000000" fo:font-size="18pt" style:text-underline-style="none" officeooo:rsid="000fac1c" fo:background-color="#ffff00" loext:char-shading-value="0"/>
    </style:style>
    <style:style style:name="T18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19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0" style:family="text">
      <style:text-properties fo:color="#000000" fo:font-size="16pt" fo:background-color="#ffffff" loext:char-shading-value="0"/>
    </style:style>
    <style:style style:name="T21" style:family="text">
      <style:text-properties fo:color="#000000" fo:font-size="16pt" style:text-underline-style="none" officeooo:rsid="0005573d" fo:background-color="#ffffff" loext:char-shading-value="0"/>
    </style:style>
    <style:style style:name="T22" style:family="text">
      <style:text-properties fo:color="#000000" fo:font-size="16pt" style:text-underline-style="none" officeooo:rsid="000932c5" fo:background-color="#ffffff" loext:char-shading-value="0"/>
    </style:style>
    <style:style style:name="T23" style:family="text">
      <style:text-properties fo:color="#000000" fo:font-size="16pt" style:text-underline-style="none" officeooo:rsid="000fac1c" fo:background-color="#ffffff" loext:char-shading-value="0"/>
    </style:style>
    <style:style style:name="T24" style:family="text">
      <style:text-properties fo:color="#000000" fo:font-size="16pt" style:text-underline-style="none" officeooo:rsid="001371ce" fo:background-color="#ffffff" loext:char-shading-value="0"/>
    </style:style>
    <style:style style:name="T25" style:family="text">
      <style:text-properties fo:color="#000000" fo:font-size="16pt" style:text-underline-style="none" officeooo:rsid="0013ffe1" fo:background-color="#ffffff" loext:char-shading-value="0"/>
    </style:style>
    <style:style style:name="T26" style:family="text">
      <style:text-properties fo:color="#000000" fo:font-size="16pt" style:text-underline-style="none" officeooo:rsid="0014dead" fo:background-color="#ffffff" loext:char-shading-value="0"/>
    </style:style>
    <style:style style:name="T27" style:family="text">
      <style:text-properties fo:color="#000000" fo:font-size="16pt" style:text-underline-style="none" officeooo:rsid="002a43d1" fo:background-color="#ffffff" loext:char-shading-value="0"/>
    </style:style>
    <style:style style:name="T28" style:family="text">
      <style:text-properties fo:color="#000000" fo:font-size="16pt" style:text-underline-style="none" officeooo:rsid="00603f54" fo:background-color="#ffffff" loext:char-shading-value="0"/>
    </style:style>
    <style:style style:name="T29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0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31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32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3" style:family="text">
      <style:text-properties fo:color="#000000" fo:font-size="14pt" fo:background-color="#ffffff" loext:char-shading-value="0"/>
    </style:style>
    <style:style style:name="T34" style:family="text">
      <style:text-properties fo:color="#000000" fo:font-size="14pt" style:text-underline-style="none" officeooo:rsid="0005573d" fo:background-color="#ffffff" loext:char-shading-value="0"/>
    </style:style>
    <style:style style:name="T35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7" style:family="text">
      <style:text-properties fo:color="#000000" fo:font-size="12pt" fo:background-color="#ffffff" loext:char-shading-value="0"/>
    </style:style>
    <style:style style:name="T38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39" style:family="text">
      <style:text-properties fo:color="#000000" fo:font-size="26pt" style:text-underline-style="none" officeooo:rsid="002c4bf5" fo:background-color="#ffffff" loext:char-shading-value="0"/>
    </style:style>
    <style:style style:name="T40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41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42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43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44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45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46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47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48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49" style:family="text">
      <style:text-properties fo:color="#0000bb" fo:font-size="12pt" fo:background-color="#ffffff" loext:char-shading-value="0"/>
    </style:style>
    <style:style style:name="T50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51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52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53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54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55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56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57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58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59" style:family="text">
      <style:text-properties fo:color="#007700" fo:font-size="12pt" fo:background-color="#ffffff" loext:char-shading-value="0"/>
    </style:style>
    <style:style style:name="T60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61" style:family="text">
      <style:text-properties fo:color="#dd0000" fo:font-size="12pt" fo:background-color="#ffffff" loext:char-shading-value="0"/>
    </style:style>
    <style:style style:name="T62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63" style:family="text">
      <style:text-properties fo:color="#ff8000" fo:font-size="12pt" fo:background-color="#ffffff" loext:char-shading-value="0"/>
    </style:style>
    <style:style style:name="T64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65" style:family="text">
      <style:text-properties fo:color="#800000" fo:font-size="16pt" fo:background-color="#ffff00" loext:char-shading-value="0"/>
    </style:style>
    <style:style style:name="T66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style:font-name="Liberation Mono" fo:font-style="italic" officeooo:rsid="002689ac" style:font-style-asian="italic" style:font-style-complex="italic"/>
    </style:style>
    <style:style style:name="T68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69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70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71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72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73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74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75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76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77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78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79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80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81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82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83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84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85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86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87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88" style:family="text">
      <style:text-properties style:font-name="Abyssinica SIL" fo:font-size="16pt" officeooo:rsid="0025fb59" style:font-size-asian="10pt" style:font-size-complex="10pt"/>
    </style:style>
    <style:style style:name="T89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90" style:family="text">
      <style:text-properties style:font-name="Abyssinica SIL" fo:font-size="12pt" fo:font-style="italic" officeooo:rsid="00343602" style:font-style-asian="italic" style:font-style-complex="italic"/>
    </style:style>
    <style:style style:name="T91" style:family="text">
      <style:text-properties style:font-name="Abyssinica SIL" fo:font-size="12pt" fo:font-style="italic" officeooo:rsid="0064aa5d" fo:background-color="#ffffff" loext:char-shading-value="0" style:font-style-asian="italic" style:font-style-complex="italic"/>
    </style:style>
    <style:style style:name="T92" style:family="text">
      <style:text-properties fo:font-size="14pt" fo:font-style="italic" fo:background-color="#ffff00" loext:char-shading-value="0" style:font-style-asian="italic" style:font-style-complex="italic"/>
    </style:style>
    <style:style style:name="T93" style:family="text">
      <style:text-properties fo:font-size="12pt" fo:font-style="italic" fo:background-color="#ffff00" loext:char-shading-value="0" style:font-style-asian="italic" style:font-style-complex="italic"/>
    </style:style>
    <style:style style:name="T94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95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96" style:family="text">
      <style:text-properties fo:font-size="12pt" style:font-size-asian="10pt" style:font-size-complex="10pt"/>
    </style:style>
    <style:style style:name="T97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98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99" style:family="text">
      <style:text-properties officeooo:rsid="007157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49">&lt;?php<text:line-break/></text:span></text:span><text:span text:style-name="Source_20_Text"><text:span text:style-name="T58">$email  </text:span></text:span><text:span text:style-name="Source_20_Text"><text:span text:style-name="T60">= </text:span></text:span><text:span text:style-name="Source_20_Text"><text:span text:style-name="T62">'name@example.com'</text:span></text:span><text:span text:style-name="Source_20_Text"><text:span text:style-name="T60">;<text:line-break/></text:span></text:span><text:span text:style-name="Source_20_Text"><text:span text:style-name="T58">$domain </text:span></text:span><text:span text:style-name="Source_20_Text"><text:span text:style-name="T60">= </text:span></text:span><text:span text:style-name="Source_20_Text"><text:span text:style-name="T58">strstr</text:span></text:span><text:span text:style-name="Source_20_Text"><text:span text:style-name="T60">(</text:span></text:span><text:span text:style-name="Source_20_Text"><text:span text:style-name="T58">$email</text:span></text:span><text:span text:style-name="Source_20_Text"><text:span text:style-name="T60">, </text:span></text:span><text:span text:style-name="Source_20_Text"><text:span text:style-name="T62">'@'</text:span></text:span><text:span text:style-name="Source_20_Text"><text:span text:style-name="T60">);<text:line-break/>echo </text:span></text:span><text:span text:style-name="Source_20_Text"><text:span text:style-name="T58">$domain</text:span></text:span><text:span text:style-name="Source_20_Text"><text:span text:style-name="T60">; </text:span></text:span><text:span text:style-name="Source_20_Text"><text:span text:style-name="T64">// prints @example.com<text:line-break/><text:line-break/></text:span></text:span><text:span text:style-name="Source_20_Text"><text:span text:style-name="T58">$user </text:span></text:span><text:span text:style-name="Source_20_Text"><text:span text:style-name="T60">= </text:span></text:span><text:span text:style-name="Source_20_Text"><text:span text:style-name="T58">strstr</text:span></text:span><text:span text:style-name="Source_20_Text"><text:span text:style-name="T60">(</text:span></text:span><text:span text:style-name="Source_20_Text"><text:span text:style-name="T58">$email</text:span></text:span><text:span text:style-name="Source_20_Text"><text:span text:style-name="T60">, </text:span></text:span><text:span text:style-name="Source_20_Text"><text:span text:style-name="T62">'@'</text:span></text:span><text:span text:style-name="Source_20_Text"><text:span text:style-name="T60">, </text:span></text:span><text:span text:style-name="Source_20_Text"><text:span text:style-name="T58">true</text:span></text:span><text:span text:style-name="Source_20_Text"><text:span text:style-name="T60">); </text:span></text:span><text:span text:style-name="Source_20_Text"><text:span text:style-name="T64">// As of PHP 5.3.0<text:line-break/></text:span></text:span><text:span text:style-name="Source_20_Text"><text:span text:style-name="T60">echo </text:span></text:span><text:span text:style-name="Source_20_Text"><text:span text:style-name="T58">$user</text:span></text:span><text:span text:style-name="Source_20_Text"><text:span text:style-name="T60">; </text:span></text:span><text:span text:style-name="Source_20_Text"><text:span text:style-name="T64">// prints name</text:span></text:span><text:span text:style-name="Source_20_Text"><text:span text:style-name="T63"><text:line-break/></text:span></text:span><text:span text:style-name="Source_20_Text"><text:span text:style-name="T49">?&gt;</text:span></text:span></text:p>
      <text:p text:style-name="P2"><text:span text:style-name="Source_20_Text"><text:span text:style-name="T49"/></text:span></text:p>
      <text:p text:style-name="P6"><text:span text:style-name="Strong_20_Emphasis"><text:span text:style-name="T34">Example #</text:span></text:span><text:span text:style-name="Strong_20_Emphasis"><text:span text:style-name="T11">2</text:span></text:span><text:span text:style-name="Strong_20_Emphasis"><text:span text:style-name="T34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33"> - Case-insensitive strstr</text:span></text:span></text:p>
      <text:p text:style-name="P6"><text:span text:style-name="Source_20_Text"><text:span text:style-name="T49">&lt;?php<text:line-break/>  $email </text:span></text:span><text:span text:style-name="Source_20_Text"><text:span text:style-name="T59">= </text:span></text:span><text:span text:style-name="Source_20_Text"><text:span text:style-name="T61">'USER@EXAMPLE.com'</text:span></text:span><text:span text:style-name="Source_20_Text"><text:span text:style-name="T59">;<text:line-break/>  echo </text:span></text:span><text:span text:style-name="Source_20_Text"><text:span text:style-name="T49">stristr</text:span></text:span><text:span text:style-name="Source_20_Text"><text:span text:style-name="T59">(</text:span></text:span><text:span text:style-name="Source_20_Text"><text:span text:style-name="T49">$email</text:span></text:span><text:span text:style-name="Source_20_Text"><text:span text:style-name="T59">, </text:span></text:span><text:span text:style-name="Source_20_Text"><text:span text:style-name="T61">'e'</text:span></text:span><text:span text:style-name="Source_20_Text"><text:span text:style-name="T59">); </text:span></text:span><text:span text:style-name="Source_20_Text"><text:span text:style-name="T63">// outputs ER@EXAMPLE.com<text:line-break/>  </text:span></text:span><text:span text:style-name="Source_20_Text"><text:span text:style-name="T59">echo </text:span></text:span><text:span text:style-name="Source_20_Text"><text:span text:style-name="T49">stristr</text:span></text:span><text:span text:style-name="Source_20_Text"><text:span text:style-name="T59">(</text:span></text:span><text:span text:style-name="Source_20_Text"><text:span text:style-name="T49">$email</text:span></text:span><text:span text:style-name="Source_20_Text"><text:span text:style-name="T59">, </text:span></text:span><text:span text:style-name="Source_20_Text"><text:span text:style-name="T61">'e'</text:span></text:span><text:span text:style-name="Source_20_Text"><text:span text:style-name="T59">, </text:span></text:span><text:span text:style-name="Source_20_Text"><text:span text:style-name="T49">true</text:span></text:span><text:span text:style-name="Source_20_Text"><text:span text:style-name="T59">); </text:span></text:span><text:span text:style-name="Source_20_Text"><text:span text:style-name="T63">// As of PHP 5.3.0, outputs US<text:line-break/></text:span></text:span><text:span text:style-name="Source_20_Text"><text:span text:style-name="T49">?&gt;</text:span></text:span><text:span text:style-name="Source_20_Text"><text:span text:style-name="T37"> </text:span></text:span></text:p>
      <text:p text:style-name="P6"><text:span text:style-name="Source_20_Text"><text:span text:style-name="T33"/></text:span></text:p>
      <text:p text:style-name="P1"><text:span text:style-name="Source_20_Text"><text:span text:style-name="T37"/></text:span></text:p>
      <text:p text:style-name="P5"><text:span text:style-name="Strong_20_Emphasis"><text:span text:style-name="T21">Example #</text:span></text:span><text:span text:style-name="Strong_20_Emphasis"><text:span text:style-name="T22">3</text:span></text:span><text:span text:style-name="Strong_20_Emphasis"><text:span text:style-name="T21"> </text:span></text:span><text:span text:style-name="Strong_20_Emphasis"><text:span text:style-name="T20">strpos(string,find,start),stripos() </text:span></text:span></text:p>
      <text:p text:style-name="P52"><text:span text:style-name="Strong_20_Emphasis"><text:span text:style-name="T65">strpos(original_str, search_str, start_pos)</text:span></text:span></text:p>
      <text:p text:style-name="P5"><text:span text:style-name="Strong_20_Emphasis"><text:span text:style-name="T20"/></text:span></text:p>
      <text:p text:style-name="P52"><text:span text:style-name="Source_20_Text"><text:span text:style-name="T50">&lt;?php</text:span></text:span></text:p>
      <text:p text:style-name="Preformatted_20_Text"><text:span text:style-name="Source_20_Text"><text:span text:style-name="T50"><text:s text:c="3"/>echo strpos("Tutorials point simply easy learning !","easy");</text:span></text:span></text:p>
      <text:p text:style-name="P32"><text:span text:style-name="Source_20_Text"><text:span text:style-name="T50">?&gt;</text:span></text:span></text:p>
      <text:p text:style-name="P34">ans : 36</text:p>
      <text:p text:style-name="P33"><text:tab/><text:span text:style-name="Source_20_Text"><text:span text:style-name="T51">echo " string position.................... &lt;br&gt;"</text:span></text:span></text:p>
      <text:p text:style-name="P33"><text:span text:style-name="Source_20_Text"><text:span text:style-name="T51">$str = "ignore everything except this (text)";</text:span></text:span></text:p>
      <text:p text:style-name="P33"><text:span text:style-name="Source_20_Text"><text:span text:style-name="T51">$start <text:s/>= strpos($str, '('); and : 30</text:span></text:span></text:p>
      <text:p text:style-name="P33"><text:span text:style-name="Source_20_Text"><text:span text:style-name="T51">$end <text:s text:c="3"/>= strpos($str, ')', $start + 1);</text:span></text:span></text:p>
      <text:p text:style-name="P39"><text:span text:style-name="Source_20_Text"><text:span text:style-name="T51">$length = $end - $start;</text:span></text:span></text:p>
      <text:p text:style-name="P39"><text:span text:style-name="Source_20_Text"><text:span text:style-name="T51">$result = substr($str, $start + 1, $length - 1);</text:span></text:span></text:p>
      <text:p text:style-name="P39"><text:soft-page-break/>echo $result;</text:p>
      <text:p text:style-name="P33">echo $end;</text:p>
      <text:p text:style-name="P35">example:</text:p>
      <text:p text:style-name="P19"><text:span text:style-name="Source_20_Text">&lt;?p</text:span><text:span text:style-name="Source_20_Text"><text:span text:style-name="T66">hp </text:span></text:span></text:p>
      <text:p text:style-name="Standard"><text:span text:style-name="Source_20_Text"><text:span text:style-name="T66"> </text:span></text:span><text:span text:style-name="T66"> </text:span></text:p>
      <text:p text:style-name="Standard"><text:span text:style-name="Source_20_Text"><text:span text:style-name="T52">// PHP code to search for a specific string's position </text:span></text:span></text:p>
      <text:p text:style-name="Standard"><text:span text:style-name="Source_20_Text"><text:span text:style-name="T52">// first occurrence using strpos() case-sensitive function </text:span></text:span></text:p>
      <text:p text:style-name="Standard"><text:span text:style-name="Source_20_Text"><text:span text:style-name="T52">function Search($search, $string){ </text:span></text:span></text:p>
      <text:p text:style-name="Standard"><text:span text:style-name="Source_20_Text"><text:span text:style-name="T52">    $position = strpos($string, $search, 5);   </text:span></text:span></text:p>
      <text:p text:style-name="Standard"><text:span text:style-name="Source_20_Text"><text:span text:style-name="T52">    if ($position == true){ </text:span></text:span></text:p>
      <text:p text:style-name="Standard"><text:span text:style-name="Source_20_Text"><text:span text:style-name="T52">        return "Found at position: " . $position; </text:span></text:span></text:p>
      <text:p text:style-name="Standard"><text:span text:style-name="Source_20_Text"><text:span text:style-name="T52">    } </text:span></text:span></text:p>
      <text:p text:style-name="Standard"><text:span text:style-name="Source_20_Text"><text:span text:style-name="T52">    else{ </text:span></text:span></text:p>
      <text:p text:style-name="Standard"><text:span text:style-name="Source_20_Text"><text:span text:style-name="T52">        return "Not Found"; </text:span></text:span></text:p>
      <text:p text:style-name="Standard"><text:span text:style-name="Source_20_Text"><text:span text:style-name="T52">    } </text:span></text:span></text:p>
      <text:p text:style-name="Standard"><text:span text:style-name="Source_20_Text"><text:span text:style-name="T52">} </text:span></text:span></text:p>
      <text:p text:style-name="Standard"><text:span text:style-name="Source_20_Text"><text:span text:style-name="T66"> </text:span></text:span><text:span text:style-name="T66"> </text:span></text:p>
      <text:p text:style-name="Standard"><text:span text:style-name="Source_20_Text"><text:span text:style-name="T52">// Driver Code </text:span></text:span></text:p>
      <text:p text:style-name="Standard"><text:span text:style-name="Source_20_Text"><text:span text:style-name="T52">$string = "Welcome to GeeksforGeeks"; </text:span></text:span></text:p>
      <text:p text:style-name="Standard"><text:span text:style-name="Source_20_Text"><text:span text:style-name="T52">$search = "Geeks"; </text:span></text:span></text:p>
      <text:p text:style-name="Standard"><text:span text:style-name="Source_20_Text"><text:span text:style-name="T52">echo Search($search, $string); </text:span></text:span></text:p>
      <text:p text:style-name="Standard"><text:span text:style-name="Source_20_Text"><text:span text:style-name="T52">?&gt; </text:span></text:span></text:p>
      <text:p text:style-name="P32"><text:span text:style-name="Source_20_Text">Found at position 11</text:span></text:p>
      <text:p text:style-name="P38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37"><text:span text:style-name="Strong_20_Emphasis"><text:span text:style-name="T88">syntex:</text:span></text:span></text:p>
      <text:p text:style-name="P36"><text:span text:style-name="Strong_20_Emphasis"><text:span text:style-name="T89">stripos(original_str, </text:span></text:span><text:span text:style-name="Strong_20_Emphasis"><text:span text:style-name="T4">search_str, start_pos)</text:span></text:span></text:p>
      <text:p text:style-name="P37"><text:span text:style-name="Strong_20_Emphasis"><text:span text:style-name="T5">example:</text:span></text:span></text:p>
      <text:p text:style-name="P20"><text:span text:style-name="Source_20_Text"><text:span text:style-name="T53">&lt;?php </text:span></text:span></text:p>
      <text:p text:style-name="Standard"><text:span text:style-name="Source_20_Text"><text:span text:style-name="T52">// first occurrence using stripos() case-insensitive function </text:span></text:span></text:p>
      <text:p text:style-name="Standard"><text:span text:style-name="Source_20_Text"><text:span text:style-name="T52">function Search($search, $string){ </text:span></text:span></text:p>
      <text:p text:style-name="Standard"><text:span text:style-name="Source_20_Text"><text:span text:style-name="T52">    $position = stripos($string, $search, 5);   </text:span></text:span></text:p>
      <text:p text:style-name="Standard"><text:span text:style-name="Source_20_Text"><text:span text:style-name="T52">    if ($position == true){ </text:span></text:span></text:p>
      <text:p text:style-name="Standard"><text:span text:style-name="Source_20_Text"><text:span text:style-name="T52">        return "Found at posiion " . $position; </text:span></text:span></text:p>
      <text:p text:style-name="Standard"><text:span text:style-name="Source_20_Text"><text:span text:style-name="T52">    } </text:span></text:span></text:p>
      <text:p text:style-name="Standard"><text:span text:style-name="Source_20_Text"><text:span text:style-name="T52">    else{ </text:span></text:span></text:p>
      <text:p text:style-name="Standard"><text:span text:style-name="Source_20_Text"><text:span text:style-name="T52">        return "Not Found"; </text:span></text:span></text:p>
      <text:p text:style-name="Standard"><text:soft-page-break/><text:span text:style-name="Source_20_Text"><text:span text:style-name="T52">    } </text:span></text:span></text:p>
      <text:p text:style-name="Standard"><text:span text:style-name="Source_20_Text"><text:span text:style-name="T52">} </text:span></text:span></text:p>
      <text:p text:style-name="Standard"><text:span text:style-name="Source_20_Text"><text:span text:style-name="T52">  </text:span></text:span></text:p>
      <text:p text:style-name="Standard"><text:span text:style-name="Source_20_Text"><text:span text:style-name="T52">// Driver Code </text:span></text:span></text:p>
      <text:p text:style-name="Standard"><text:span text:style-name="Source_20_Text"><text:span text:style-name="T52">$string = "Welcome to GeeksforGeeks"; </text:span></text:span></text:p>
      <text:p text:style-name="Standard"><text:span text:style-name="Source_20_Text"><text:span text:style-name="T52">$search = "geeks"; </text:span></text:span></text:p>
      <text:p text:style-name="Standard"><text:span text:style-name="Source_20_Text"><text:span text:style-name="T52">echo Search($search, $string); </text:span></text:span></text:p>
      <text:p text:style-name="P7"><text:span text:style-name="Source_20_Text"><text:span text:style-name="T67">Output:</text:span></text:span></text:p>
      <text:p text:style-name="P53"><text:span text:style-name="Source_20_Text"><text:span text:style-name="T67">Found at position 11</text:span></text:span></text:p>
      <text:p text:style-name="P7"><text:span text:style-name="Source_20_Text"/></text:p>
      <text:p text:style-name="P35"/>
      <text:p text:style-name="P16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,length</text:span></text:span></text:span><text:span text:style-name="Strong_20_Emphasis"><text:span text:style-name="T14">) </text:span></text:span></text:p>
      <text:p text:style-name="P16"><text:span text:style-name="Source_20_Text"><text:span text:style-name="T52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16"><text:span text:style-name="Strong_20_Emphasis"><text:span text:style-name="T23"/></text:span></text:p>
      <text:p text:style-name="P18"><text:span text:style-name="Strong_20_Emphasis"><text:span text:style-name="T25">output:</text:span></text:span></text:p>
      <text:p text:style-name="P18"><text:span text:style-name="Strong_20_Emphasis"><text:span text:style-name="T25">d<text:line-break/>ello world<text:line-break/>lo world<text:line-break/>orld<text:line-break/><text:line-break/>d<text:line-break/>ello world<text:line-break/>lo world<text:line-break/>orld</text:span></text:span></text:p>
      <text:p text:style-name="P16"><text:span text:style-name="Strong_20_Emphasis"><text:span text:style-name="T23"/></text:span></text:p>
      <text:p text:style-name="P16"><text:soft-page-break/><text:span text:style-name="Strong_20_Emphasis"><text:span text:style-name="T23">&lt;</text:span></text:span><text:span text:style-name="Source_20_Text"><text:span text:style-name="T52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17"><text:span text:style-name="Strong_20_Emphasis"><text:span text:style-name="T24">output:</text:span></text:span></text:p>
      <text:p text:style-name="P17"><text:span text:style-name="Strong_20_Emphasis"><text:span text:style-name="T24">Hello worl<text:line-break/>ello wor<text:line-break/>Hello<text:line-break/>world<text:line-break/><text:line-break/>Hello worl<text:line-break/>ello wor<text:line-break/>Hello</text:span></text:span></text:p>
      <text:p text:style-name="P21"><text:span text:style-name="Strong_20_Emphasis"><text:span text:style-name="T21">Example #</text:span></text:span><text:span text:style-name="Strong_20_Emphasis"><text:span text:style-name="T26">5</text:span></text:span><text:span text:style-name="Strong_20_Emphasis"><text:span text:style-name="T21"> </text:span></text:span><text:span text:style-name="Strong_20_Emphasis"><text:span text:style-name="T26">str_replace(‘,’,’-’,$string)</text:span></text:span></text:p>
      <text:p text:style-name="P21"><text:span text:style-name="Source_20_Text"><text:span text:style-name="T52">&lt;?php<text:line-break/>echo str_replace("world","Peter","Hello world!");<text:line-break/>?&gt;</text:span></text:span></text:p>
      <text:p text:style-name="P22"><text:span text:style-name="Source_20_Text"><text:span text:style-name="T52">AN</text:span></text:span><text:span text:style-name="Strong_20_Emphasis"><text:span text:style-name="T27">S:Hello Peter!</text:span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30"><text:span text:style-name="Strong_20_Emphasis"><text:span text:style-name="T28"/></text:span></text:p>
      <text:p text:style-name="P30"><text:span text:style-name="Strong_20_Emphasis"><text:span text:style-name="T28"/></text:span></text:p>
      <text:p text:style-name="P30"><text:span text:style-name="Strong_20_Emphasis"><text:span text:style-name="T28"/></text:span></text:p>
      <text:p text:style-name="P29"><text:soft-page-break/><text:span text:style-name="Strong_20_Emphasis"><text:span text:style-name="T15">Example #</text:span></text:span><text:span text:style-name="Strong_20_Emphasis"><text:span text:style-name="T16">6</text:span></text:span><text:span text:style-name="Strong_20_Emphasis"><text:span text:style-name="T15"> </text:span></text:span><text:span text:style-name="Strong_20_Emphasis"><text:span text:style-name="T17">String Length, Word Count, Substring Count</text:span></text:span></text:p>
      <text:p text:style-name="P29"><text:span text:style-name="Strong_20_Emphasis"><text:span text:style-name="T23"/></text:span></text:p>
      <text:p text:style-name="P40"><text:span text:style-name="Strong_20_Emphasis"><text:span text:style-name="Source_20_Text"><text:span text:style-name="T27">$str = 'The letters PHP stand for PHP: Hypertext Preprocessor.</text:span></text:span></text:span><text:span text:style-name="Source_20_Text"><text:span text:style-name="T29">PHP originally stood for Personal Home Page Tools.';</text:span></text:span><text:span text:style-name="Source_20_Text"><text:span text:style-name="T53">&lt;?php </text:span></text:span></text:p>
      <text:p text:style-name="P44"><text:span text:style-name="Source_20_Text"><text:span text:style-name="T53">// count words in the above example string</text:span></text:span></text:p>
      <text:p text:style-name="P44"><text:span text:style-name="Source_20_Text"><text:span text:style-name="T53">echo str_word_count($str); // 16 </text:span></text:span></text:p>
      <text:p text:style-name="P40"><text:span text:style-name="Source_20_Text"><text:span text:style-name="T53">?&gt;</text:span></text:span></text:p>
      <text:p text:style-name="P41"><text:span text:style-name="Source_20_Text"><text:span text:style-name="T30">=&gt;Get String Length</text:span></text:span></text:p>
      <text:p text:style-name="P42"><text:span text:style-name="Source_20_Text"><text:span text:style-name="T53">&lt;?php </text:span></text:span></text:p>
      <text:p text:style-name="P42"><text:span text:style-name="Source_20_Text"><text:span text:style-name="T53">// get length of example string</text:span></text:span></text:p>
      <text:p text:style-name="P42"><text:span text:style-name="Source_20_Text"><text:span text:style-name="T52">echo strlen($str); // 114</text:span></text:span></text:p>
      <text:p text:style-name="P41"><text:span text:style-name="Source_20_Text"><text:span text:style-name="T53">?&gt;</text:span></text:span></text:p>
      <text:p text:style-name="P43"><text:span text:style-name="Source_20_Text"><text:span text:style-name="T31">=</text:span></text:span><text:span text:style-name="Source_20_Text"><text:span text:style-name="T32">&gt;Count the Number of Words in a String</text:span></text:span></text:p>
      <text:p text:style-name="P44"><text:span text:style-name="Source_20_Text"><text:span text:style-name="T53">&lt;?php </text:span></text:span></text:p>
      <text:p text:style-name="P44"><text:span text:style-name="Source_20_Text"><text:span text:style-name="T53">// count words in the above example string</text:span></text:span></text:p>
      <text:p text:style-name="P44"><text:span text:style-name="Source_20_Text"><text:span text:style-name="T53">echo str_word_count($str); // 16 </text:span></text:span></text:p>
      <text:p text:style-name="P44"><text:span text:style-name="Source_20_Text"><text:span text:style-name="T53">?&gt; </text:span></text:span></text:p>
      <text:p text:style-name="P45"><text:span text:style-name="Source_20_Text"><text:span text:style-name="T32">=&gt;Count Substring Occurrences in String</text:span></text:span></text:p>
      <text:p text:style-name="P46"><text:span text:style-name="Source_20_Text"><text:span text:style-name="T55">&lt;?</text:span></text:span></text:p>
      <text:p text:style-name="P46"><text:span text:style-name="Source_20_Text"><text:span text:style-name="T55">php echo substr_count($str, 'PHP'); // 3 </text:span></text:span></text:p>
      <text:p text:style-name="P45"><text:span text:style-name="Source_20_Text"><text:span text:style-name="T55"><text:s text:c="2"/>?&gt;</text:span></text:span></text:p>
      <text:p text:style-name="P45"><text:span text:style-name="Source_20_Text"><text:span text:style-name="T55"/></text:span></text:p>
      <text:p text:style-name="P45"><text:span text:style-name="Source_20_Text"><text:span text:style-name="T55"/></text:span></text:p>
      <text:p text:style-name="P31"><text:soft-page-break/><text:span text:style-name="Strong_20_Emphasis"><text:span text:style-name="T18">Example #</text:span></text:span><text:span text:style-name="Strong_20_Emphasis"><text:span text:style-name="T19">7</text:span></text:span><text:span text:style-name="Strong_20_Emphasis"><text:span text:style-name="T18"> </text:span></text:span><text:span text:style-name="Strong_20_Emphasis"><text:span text:style-name="T19">Preg_metch_all(),</text:span></text:span></text:p>
      <text:p text:style-name="P45"><text:span text:style-name="Source_20_Text"><text:span text:style-name="T55">// </text:span></text:span><text:span text:style-name="Source_20_Text"><text:span text:style-name="T56">get [–---] value:</text:span></text:span></text:p>
      <text:p text:style-name="P47"><text:span text:style-name="Source_20_Text"><text:span text:style-name="T56">$string = "keyword1|guess i'm just looking for [someone|some1|some one] to [chill|hang] with... i'm not a [ho|hoe|slut] </text:span></text:span></text:p>
      <text:p text:style-name="P47"><text:span text:style-name="Source_20_Text"><text:span text:style-name="T56">preg_match_all("/\\[(.*?)\\]/", $response, $RESLT); </text:span></text:span></text:p>
      <text:p text:style-name="P47"><text:span text:style-name="Source_20_Text"><text:span text:style-name="T56"><text:tab/>echo "consol check:".$RESLT[1][0]."-";</text:span></text:span></text:p>
      <text:p text:style-name="P47"><text:span text:style-name="Source_20_Text"><text:span text:style-name="T56">echo $RESLT[1][1]."-";</text:span></text:span></text:p>
      <text:p text:style-name="P47"><text:span text:style-name="Source_20_Text"><text:span text:style-name="T56">echo $RESLT[1][2];</text:span></text:span></text:p>
      <text:p text:style-name="P48"><text:span text:style-name="Source_20_Text"><text:span text:style-name="T35">Exmple-2: </text:span></text:span><text:span text:style-name="Source_20_Text"><text:span text:style-name="T36">get city from string</text:span></text:span></text:p>
      <text:p text:style-name="P48"><text:span text:style-name="Source_20_Text"><text:span text:style-name="T57">preg_match('/\bcity\b/', “My city is BD”)</text:span></text:span></text:p>
      <text:p text:style-name="P43"><text:span text:style-name="Source_20_Text"><text:span text:style-name="T54"/></text:span></text:p>
      <text:p text:style-name="P22"><text:span text:style-name="Source_20_Text"><text:span text:style-name="T52"/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22"><text:soft-page-break/><text:span text:style-name="Strong_20_Emphasis"><text:span text:style-name="T27"/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22"><text:span text:style-name="Strong_20_Emphasis"><text:span text:style-name="T27"/></text:span></text:p>
      <text:p text:style-name="P23"><text:span text:style-name="Strong_20_Emphasis"><text:span text:style-name="T39"><text:s text:c="25"/></text:span></text:span><text:span text:style-name="Strong_20_Emphasis"><text:span text:style-name="T40"><text:s text:c="2"/>ARRAY</text:span></text:span><text:span text:style-name="Strong_20_Emphasis"><text:span text:style-name="T41">:</text:span></text:span></text:p>
      <text:p text:style-name="P24"><text:span text:style-name="Strong_20_Emphasis"><text:span text:style-name="T38">Ex-1: array_rand():</text:span></text:span></text:p>
      <text:p text:style-name="Standard"><text:span text:style-name="Strong_20_Emphasis"><text:span text:style-name="T74">// the array</text:span></text:span></text:p>
      <text:p text:style-name="Standard"><text:span text:style-name="Strong_20_Emphasis"><text:span text:style-name="T74">$arrX = array("Kay", "Joe","Susan", "Frank");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// get random index from array $arrX</text:span></text:span></text:p>
      <text:p text:style-name="Standard"><text:span text:style-name="Strong_20_Emphasis"><text:span text:style-name="T74">$randIndex = array_rand($arrX);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// output the value for the random index</text:span></text:span></text:p>
      <text:p text:style-name="Standard"><text:span text:style-name="Strong_20_Emphasis"><text:span text:style-name="T74">echo $arrX[$randIndex];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randI = array_rand($arrX,2);</text:span></text:span></text:p>
      <text:p text:style-name="Standard"><text:span text:style-name="Strong_20_Emphasis"><text:span text:style-name="T74">echo "&lt;br&gt;&lt;br&gt;";</text:span></text:span></text:p>
      <text:p text:style-name="Standard"><text:span text:style-name="Strong_20_Emphasis"><text:span text:style-name="T74">echo "random 1:: ".$arrX[$randI[0]]."&lt;br&gt;";</text:span></text:span></text:p>
      <text:p text:style-name="Standard"><text:span text:style-name="Strong_20_Emphasis"><text:span text:style-name="T74">echo "random 2 ::".$arrX[$randI[1]]."&lt;br&gt;";</text:span></text:span></text:p>
      <text:p text:style-name="Standard"><text:span text:style-name="Strong_20_Emphasis"><text:span text:style-name="T71"/></text:span></text:p>
      <text:p text:style-name="P27"><text:span text:style-name="Strong_20_Emphasis"><text:span text:style-name="T42">Ex-</text:span></text:span><text:span text:style-name="Strong_20_Emphasis"><text:span text:style-name="T43">2</text:span></text:span><text:span text:style-name="Strong_20_Emphasis"><text:span text:style-name="T42">: array_</text:span></text:span><text:span text:style-name="Strong_20_Emphasis"><text:span text:style-name="T43">push</text:span></text:span><text:span text:style-name="Strong_20_Emphasis"><text:span text:style-name="T42">(): </text:span></text:span></text:p>
      <text:p text:style-name="P50"><text:span text:style-name="Strong_20_Emphasis"><text:span text:style-name="T47">Syntax: </text:span></text:span><text:span text:style-name="T3">array_push(array_name, value1, value2...)</text:span></text:p>
      <text:p text:style-name="P50"><text:span text:style-name="Strong_20_Emphasis"><text:span text:style-name="T47">Example:</text:span></text:span></text:p>
      <text:p text:style-name="Preformatted_20_Text"><text:span text:style-name="Source_20_Text"><text:span text:style-name="T92">&lt;?php</text:span></text:span></text:p>
      <text:p text:style-name="Preformatted_20_Text"><text:span text:style-name="Source_20_Text"><text:span text:style-name="T92">$array1= array('Mathematics','Physics');</text:span></text:span></text:p>
      <text:p text:style-name="Preformatted_20_Text"><text:span text:style-name="Source_20_Text"><text:span text:style-name="T92">array_push($array1,'Chemistry','Biology');</text:span></text:span></text:p>
      <text:p text:style-name="Preformatted_20_Text"><text:span text:style-name="Source_20_Text"><text:span text:style-name="T92">print_r($array1);</text:span></text:span></text:p>
      <text:p text:style-name="P32"><text:span text:style-name="Source_20_Text"><text:span text:style-name="T93">?</text:span></text:span><text:span text:style-name="Source_20_Text"><text:span text:style-name="T94">&gt;</text:span></text:span></text:p>
      <text:p text:style-name="P28"><text:span text:style-name="Strong_20_Emphasis"><text:span text:style-name="T42">Ex-</text:span></text:span><text:span text:style-name="Strong_20_Emphasis"><text:span text:style-name="T44">3</text:span></text:span><text:span text:style-name="Strong_20_Emphasis"><text:span text:style-name="T42">: </text:span></text:span><text:span text:style-name="Strong_20_Emphasis"><text:span text:style-name="T45">in_array</text:span></text:span><text:span text:style-name="Strong_20_Emphasis"><text:span text:style-name="T42">(): </text:span></text:span></text:p>
      <text:p text:style-name="Standard"><text:soft-page-break/><text:span text:style-name="Strong_20_Emphasis"><text:span text:style-name="T71"/></text:span></text:p>
      <text:p text:style-name="Text_20_body"><text:span text:style-name="Strong_20_Emphasis"><text:span text:style-name="T68">Syntax: </text:span></text:span><text:span text:style-name="Strong_20_Emphasis"><text:span text:style-name="T71"><text:s/></text:span></text:span><text:span text:style-name="T3">in_array(search_value, array_name, mode) </text:span></text:p>
      <text:p text:style-name="Standard"><text:span text:style-name="Strong_20_Emphasis"><text:span text:style-name="T71"/></text:span></text:p>
      <text:p text:style-name="Text_20_body"><text:span text:style-name="Strong_20_Emphasis"><text:span text:style-name="T71">Example:</text:span></text:span></text:p>
      <text:p text:style-name="Preformatted_20_Text"><text:span text:style-name="Source_20_Text"><text:span text:style-name="T92">&lt;?php</text:span></text:span></text:p>
      <text:p text:style-name="Preformatted_20_Text"><text:span text:style-name="Source_20_Text"><text:span text:style-name="T92">$number_list = <text:s/>array('16.10', '22.0', '33.45', '45.45');</text:span></text:span></text:p>
      <text:p text:style-name="Preformatted_20_Text"><text:span text:style-name="Source_20_Text"><text:span text:style-name="T92">if (in_array(22.0, $number_list))</text:span></text:span></text:p>
      <text:p text:style-name="Preformatted_20_Text"><text:span text:style-name="Source_20_Text"><text:span text:style-name="T92">{</text:span></text:span></text:p>
      <text:p text:style-name="Preformatted_20_Text"><text:span text:style-name="Source_20_Text"><text:span text:style-name="T92">echo "'22.0' found in the array";</text:span></text:span></text:p>
      <text:p text:style-name="Preformatted_20_Text"><text:span text:style-name="Source_20_Text"><text:span text:style-name="T92">}</text:span></text:span></text:p>
      <text:p text:style-name="P32"><text:span text:style-name="Source_20_Text"><text:span text:style-name="T93">?&gt;</text:span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P15"><text:span text:style-name="Strong_20_Emphasis"><text:span text:style-name="T76"><text:s text:c="12"/></text:span></text:span><text:span text:style-name="Strong_20_Emphasis"><text:span text:style-name="T78">JSON endcode and Decode</text:span></text:span></text:p>
      <text:p text:style-name="P15"><text:span text:style-name="Strong_20_Emphasis"><text:span text:style-name="T78"/></text:span></text:p>
      <text:h text:style-name="P59" text:outline-level="2"><text:span text:style-name="Strong_20_Emphasis"><text:span text:style-name="T78">Encoding JSON Data in PHP</text:span></text:span></text:h>
      <text:p text:style-name="P55"><text:span text:style-name="Strong_20_Emphasis"><text:span text:style-name="T87">Url: https://www.tutorialrepublic.com/php-tutorial/php-json-parsing.php</text:span></text:span></text:p>
      <text:h text:style-name="P60" text:outline-level="4"><text:span text:style-name="Strong_20_Emphasis"><text:span text:style-name="T78">Example</text:span></text:span><text:span text:style-name="Strong_20_Emphasis"><text:span text:style-name="T79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96">&lt;?php</text:span></text:span></text:p>
      <text:p text:style-name="Preformatted_20_Text"><text:span text:style-name="Source_20_Text"><text:span text:style-name="T96">// An associative array</text:span></text:span></text:p>
      <text:p text:style-name="Preformatted_20_Text"><text:span text:style-name="Source_20_Text"><text:span text:style-name="T96">$marks = array("Peter"=&gt;65, "Harry"=&gt;80, "John"=&gt;78, "Clark"=&gt;90);</text:span></text:span></text:p>
      <text:p text:style-name="Preformatted_20_Text"><text:span text:style-name="Source_20_Text"><text:span text:style-name="T96"><text:s/></text:span></text:span></text:p>
      <text:p text:style-name="Preformatted_20_Text"><text:span text:style-name="Source_20_Text"><text:span text:style-name="T96">echo json_encode($marks);</text:span></text:span></text:p>
      <text:p text:style-name="P32"><text:span text:style-name="Source_20_Text"><text:span text:style-name="T96">?&gt;</text:span></text:span></text:p>
      <text:p text:style-name="P49"><text:span text:style-name="Source_20_Text"><text:span text:style-name="T95">The output of the above example will look like this:</text:span></text:span></text:p>
      <text:p text:style-name="P56"><text:span text:style-name="Source_20_Text"><text:span text:style-name="T95">{"Peter":65,"Harry":80,"John":78,"Clark":90} </text:span></text:span></text:p>
      <text:p text:style-name="P56"><text:span text:style-name="Source_20_Text"><text:span text:style-name="T98"/></text:span></text:p>
      <text:h text:style-name="P58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96">&lt;?php</text:span></text:span></text:p>
      <text:p text:style-name="Preformatted_20_Text"><text:span text:style-name="Source_20_Text"><text:span text:style-name="T96">// An indexed array</text:span></text:span></text:p>
      <text:p text:style-name="Preformatted_20_Text"><text:span text:style-name="Source_20_Text"><text:span text:style-name="T96">$colors = array("Red", "Green", "Blue", "Orange", "Yellow");</text:span></text:span></text:p>
      <text:p text:style-name="Preformatted_20_Text"><text:soft-page-break/><text:span text:style-name="Source_20_Text"><text:span text:style-name="T96"><text:s/></text:span></text:span></text:p>
      <text:p text:style-name="Preformatted_20_Text"><text:span text:style-name="Source_20_Text"><text:span text:style-name="T96">echo json_encode($colors);</text:span></text:span></text:p>
      <text:p text:style-name="P32"><text:span text:style-name="Source_20_Text"><text:span text:style-name="T96">?&gt;</text:span></text:span></text:p>
      <text:p text:style-name="P56"><text:span text:style-name="Source_20_Text"><text:span text:style-name="T95">The output of the above example will look like this:</text:span></text:span></text:p>
      <text:p text:style-name="P56"><text:span text:style-name="Source_20_Text"><text:span text:style-name="T95">["Red","Green","Blue","Orange","Yellow"] </text:span></text:span></text:p>
      <text:p text:style-name="P56"><text:span text:style-name="Source_20_Text"><text:span text:style-name="T98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51" text:outline-level="2"><text:span text:style-name="Source_20_Text"><text:span text:style-name="T10">Decoding JSON Data in PHP:</text:span></text:span></text:h>
      <text:h text:style-name="P60" text:outline-level="4"><text:span text:style-name="Strong_20_Emphasis"><text:span text:style-name="T69">Example</text:span></text:span><text:span text:style-name="Strong_20_Emphasis"><text:span text:style-name="T70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96">&lt;?php</text:span></text:span></text:p>
      <text:p text:style-name="Preformatted_20_Text"><text:span text:style-name="Source_20_Text"><text:span text:style-name="T96">// Store JSON data in a PHP variable</text:span></text:span></text:p>
      <text:p text:style-name="Preformatted_20_Text"><text:span text:style-name="Source_20_Text"><text:span text:style-name="T96">$json = '{"Peter":65,"Harry":80,"John":78,"Clark":90}';</text:span></text:span></text:p>
      <text:p text:style-name="Preformatted_20_Text"><text:span text:style-name="Source_20_Text"><text:span text:style-name="T96"><text:s/></text:span></text:span></text:p>
      <text:p text:style-name="Preformatted_20_Text"><text:span text:style-name="Source_20_Text"><text:span text:style-name="T96">var_dump(json_decode($json));</text:span></text:span></text:p>
      <text:p text:style-name="P32"><text:span text:style-name="Source_20_Text"><text:span text:style-name="T96">?&gt;</text:span></text:span></text:p>
      <text:p text:style-name="P54"><text:span text:style-name="Source_20_Text"><text:span text:style-name="T97">The output of the above example will look something like this:</text:span></text:span></text:p>
      <text:p text:style-name="P56"><text:span text:style-name="Source_20_Text"><text:span text:style-name="T95">object(stdClass)#1 (4) { ["Peter"]=&gt; int(65) ["Harry"]=&gt; int(80) ["John"]=&gt; int(78) ["Clark"]=&gt; int(90) }</text:span></text:span></text:p>
      <text:h text:style-name="P60" text:outline-level="4"><text:span text:style-name="Strong_20_Emphasis"><text:span text:style-name="T78">Example</text:span></text:span><text:span text:style-name="Strong_20_Emphasis"><text:span text:style-name="T80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96">&lt;?php</text:span></text:span></text:p>
      <text:p text:style-name="Preformatted_20_Text"><text:span text:style-name="Source_20_Text"><text:span text:style-name="T96">// Store JSON data in a PHP variable</text:span></text:span></text:p>
      <text:p text:style-name="Preformatted_20_Text"><text:span text:style-name="Source_20_Text"><text:span text:style-name="T96">$json = '{"Peter":65,"Harry":80,"John":78,"Clark":90}';</text:span></text:span></text:p>
      <text:p text:style-name="Preformatted_20_Text"><text:span text:style-name="Source_20_Text"><text:span text:style-name="T96"><text:s/></text:span></text:span></text:p>
      <text:p text:style-name="Preformatted_20_Text"><text:span text:style-name="Source_20_Text"><text:span text:style-name="T96">var_dump(json_decode($json, true));</text:span></text:span></text:p>
      <text:p text:style-name="P32"><text:span text:style-name="Source_20_Text"><text:span text:style-name="T96">?&gt;</text:span></text:span></text:p>
      <text:p text:style-name="P49"><text:soft-page-break/><text:span text:style-name="Source_20_Text"><text:span text:style-name="T95">The output of the above example will look something like this:</text:span></text:span></text:p>
      <text:p text:style-name="P57"><text:span text:style-name="Source_20_Text"><text:span text:style-name="T95">array(4) { ["Peter"]=&gt; int(65) ["Harry"]=&gt; int(80) ["John"]=&gt; int(78) ["Clark"]=&gt; int(90) }</text:span></text:span></text:p>
      <text:p text:style-name="P32"><text:span text:style-name="Source_20_Text"><text:span text:style-name="T98"/></text:span></text:p>
      <text:p text:style-name="P15"><text:span text:style-name="Strong_20_Emphasis"><text:span text:style-name="T78"/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1"/></text:span></text:p>
      <text:p text:style-name="Standard"><text:span text:style-name="Strong_20_Emphasis"><text:span text:style-name="T72"/></text:span></text:p>
      <text:p text:style-name="Standard"><text:span text:style-name="Strong_20_Emphasis"><text:span text:style-name="T72"/></text:span></text:p>
      <text:p text:style-name="Standard"><text:span text:style-name="Strong_20_Emphasis"><text:span text:style-name="T72"/></text:span></text:p>
      <text:p text:style-name="Standard"><text:span text:style-name="Strong_20_Emphasis"><text:span text:style-name="T72"/></text:span></text:p>
      <text:p text:style-name="P10"><text:span text:style-name="Strong_20_Emphasis"><text:span text:style-name="T72"/></text:span></text:p>
      <text:p text:style-name="Standard"><text:span text:style-name="Strong_20_Emphasis"><text:span text:style-name="T82"><text:s/></text:span></text:span><text:span text:style-name="Strong_20_Emphasis"><text:span text:style-name="T81">Super Global Variabl $_SERVER[]</text:span></text:span></text:p>
      <text:p text:style-name="Standard"><text:span text:style-name="Strong_20_Emphasis"><text:span text:style-name="T81"/></text:span></text:p>
      <text:p text:style-name="P10"><text:span text:style-name="Strong_20_Emphasis"><text:span text:style-name="T77">…………………………. LINK …………………………………….. OR</text:span></text:span></text:p>
      <text:p text:style-name="P10"><text:soft-page-break/><text:span text:style-name="Strong_20_Emphasis"><text:span text:style-name="T77">…… $_SERVER[SCRIPT_FILENAME]………….. OR __FILE__</text:span></text:span></text:p>
      <text:p text:style-name="P25"><text:a xlink:type="simple" xlink:href="https://abcd/dfd/eerer/google.com" text:style-name="Internet_20_link" text:visited-style-name="Visited_20_Internet_20_Link"><text:span text:style-name="Strong_20_Emphasis"><text:span text:style-name="T46">https://abcd/dfd/eerer/google.com</text:span></text:span></text:a></text:p>
      <text:p text:style-name="P25"><text:span text:style-name="Strong_20_Emphasis"><text:span text:style-name="T46">………….dirname()……………...|...basename()…..</text:span></text:span></text:p>
      <text:p text:style-name="P26"><text:span text:style-name="Strong_20_Emphasis"><text:span text:style-name="T48">** basename(‘google.com’,’.com’); remove .com</text:span></text:span></text:p>
      <text:p text:style-name="Standard"><text:span text:style-name="Strong_20_Emphasis"><text:span text:style-name="T73"/></text:span></text:p>
      <text:p text:style-name="P12"><text:span text:style-name="Strong_20_Emphasis"><text:span text:style-name="T75">Exmaple1: how to get basename into url?</text:span></text:span></text:p>
      <text:p text:style-name="P12"><text:span text:style-name="Strong_20_Emphasis"><text:span text:style-name="T75"/></text:span></text:p>
      <text:p text:style-name="P12"><text:span text:style-name="Strong_20_Emphasis"><text:span text:style-name="T86">$fullUrl = $_SERVER[‘SCRIPT_FILENAME’];</text:span></text:span></text:p>
      <text:p text:style-name="P12"><text:span text:style-name="Strong_20_Emphasis"><text:span text:style-name="T86">$basename = basename($fullUrl,’.php’);</text:span></text:span></text:p>
      <text:p text:style-name="P12"><text:span text:style-name="Strong_20_Emphasis"><text:span text:style-name="T86"/></text:span></text:p>
      <text:p text:style-name="P13"><text:span text:style-name="Strong_20_Emphasis"><text:span text:style-name="T83">Exmaple</text:span></text:span><text:span text:style-name="Strong_20_Emphasis"><text:span text:style-name="T84">2</text:span></text:span><text:span text:style-name="Strong_20_Emphasis"><text:span text:style-name="T83">: how to get </text:span></text:span><text:span text:style-name="Strong_20_Emphasis"><text:span text:style-name="T84">dirname</text:span></text:span><text:span text:style-name="Strong_20_Emphasis"><text:span text:style-name="T83"> into url?</text:span></text:span></text:p>
      <text:p text:style-name="P13"><text:span text:style-name="Strong_20_Emphasis"><text:span text:style-name="T83"/></text:span></text:p>
      <text:p text:style-name="P14"><text:span text:style-name="Strong_20_Emphasis"><text:span text:style-name="T85"/></text:span></text:p>
      <text:p text:style-name="P14"><text:span text:style-name="Strong_20_Emphasis"><text:span text:style-name="T85">$filePath = realpath(dirname(__FILE__));</text:span></text:span></text:p>
      <text:p text:style-name="P14"><text:span text:style-name="Strong_20_Emphasis"><text:span text:style-name="T85">include($filePath.’/../abc/def/zyx.php’);</text:span></text:span></text:p>
      <text:p text:style-name="P14"><text:span text:style-name="Strong_20_Emphasis"><text:span text:style-name="T91"/></text:span></text:p>
      <text:p text:style-name="P10"><text:span text:style-name="Strong_20_Emphasis"><text:span text:style-name="T90"/></text:span></text:p>
      <text:p text:style-name="P10"><text:span text:style-name="Strong_20_Emphasis"><text:span text:style-name="T90"/></text:span></text:p>
      <text:p text:style-name="P10"><text:span text:style-name="Strong_20_Emphasis"><text:span text:style-name="T90"/></text:span></text:p>
      <text:p text:style-name="P10"><text:span text:style-name="Strong_20_Emphasis"><text:span text:style-name="T90"/></text:span></text:p>
      <text:p text:style-name="P8"><text:s text:c="24"/></text:p>
      <text:p text:style-name="P9">Update: date:</text:p>
      <text:p text:style-name="P9">* <text:span text:style-name="T99">28</text:span>/07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07-29T09:53:01.160869986</dc:date>
    <meta:editing-duration>PT23H11M19S</meta:editing-duration>
    <meta:editing-cycles>88</meta:editing-cycles>
    <meta:generator>LibreOffice/5.1.6.2$Linux_X86_64 LibreOffice_project/10m0$Build-2</meta:generator>
    <meta:document-statistic meta:table-count="0" meta:image-count="0" meta:object-count="0" meta:page-count="11" meta:paragraph-count="190" meta:word-count="761" meta:character-count="6229" meta:non-whitespace-character-count="5375"/>
  </office:meta>
</office:document-meta>
</file>